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kkitehtuurikuvaus</text:h>
      <text:p text:style-name="Standard"/>
      <text:h text:style-name="Heading_20_2" text:outline-level="2">Backend:</text:h>
      <text:p text:style-name="Standard"/>
      <text:p text:style-name="Standard"/>
      <text:h text:style-name="Heading_20_2" text:outline-level="2">Frontend:</text:h>
      <text:p text:style-name="Standard">Frontend on rakennettu Backbone.js:n päälle ja piirtämiseen käytetään Raphael.Jsää ja templaten piirtämiseen Mustahce.js:ää. Ulkoasu on rakennettu Twitter bootstrapin päälle. </text:p>
      <text:p text:style-name="Standard"/>
      <text:h text:style-name="Heading_20_3" text:outline-level="3">Backbone models:</text:h>
      <text:p text:style-name="Text_20_body">Backbonessa on erilliset modelit jokaiselle elementille. Niillä on ominaisuuksia kuten sijainti näytöllä ja value, Vain nämä tiedot lähetetään backendille.</text:p>
      <text:p text:style-name="Text_20_body"/>
      <text:h text:style-name="Heading_20_3" text:outline-level="3">Backbone Views:</text:h>
      <text:p text:style-name="Text_20_body">Jokaiseen piirrettävään elementtiin liittyy </text:p>
      <text:h text:style-name="Heading_20_3" text:outline-level="3"/>
      <text:p text:style-name="Standard"/>
      <text:p text:style-name="Standard"/>
      <text:p text:style-name="Standard"/>
      <text:p text:style-name="Standard"/>
      <text:p text:style-name="Standard">Testauskuvaus</text:p>
      <text:p text:style-name="Standard"/>
      <text:p text:style-name="Standard"/>
      <text:p text:style-name="Standard"/>
      <text:p text:style-name="Standard">Asennusohje:</text:p>
      <text:p text:style-name="Standard"/>
      <text:p text:style-name="Standard">typesafe stack</text:p>
      <text:p text:style-name="Standard">Play for scal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kko Virolainen</meta:initial-creator>
    <meta:creation-date>2012-12-05T12:36:18</meta:creation-date>
    <dc:date>2012-12-05T13:09:42</dc:date>
    <dc:creator>Herkko Virolainen</dc:creator>
    <meta:editing-duration>PT3M3S</meta:editing-duration>
    <meta:editing-cycles>1</meta:editing-cycles>
    <meta:document-statistic meta:table-count="0" meta:image-count="0" meta:object-count="0" meta:page-count="1" meta:paragraph-count="12" meta:word-count="56" meta:character-count="494" meta:non-whitespace-character-count="494"/>
    <meta:generator>LibreOffice/3.5$Linux_X86_64 LibreOffice_project/350m1$Build-2</meta:generator>
  </office:meta>
</office:document-meta>
</file>